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~.
</text:p>
          </table:table-cell>
          <table:table-cell table:style-name="ce0" office:value-type="string">
            <text:p>Heyy～.</text:p>
          </table:table-cell>
          <table:table-cell table:number-columns-repeated="1019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 I can see you must not be ordinary people.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19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… the bandit gang’s leader?
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19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’s hard to believe that a woman is leading them.
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19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
</text:p>
          </table:table-cell>
          <table:table-cell table:style-name="ce0" office:value-type="string">
            <text:p>What of it?</text:p>
          </table:table-cell>
          <table:table-cell table:number-columns-repeated="1019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As you can see, I’m the boss around here.
</text:p>
          </table:table-cell>
          <table:table-cell table:style-name="ce0" office:value-type="string">
            <text:p>Looks aside, I'm the boss around here.</text:p>
          </table:table-cell>
          <table:table-cell table:number-columns-repeated="1019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ay not be able to guarantee her life…!
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19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…?!
</text:p>
          </table:table-cell>
          <table:table-cell table:style-name="ce0" office:value-type="string">
            <text:p>S-Saotome-san...?!</text:p>
          </table:table-cell>
          <table:table-cell table:number-columns-repeated="1019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, it’s Sharu.
</text:p>
          </table:table-cell>
          <table:table-cell table:style-name="ce0" office:value-type="string">
            <text:p>That voice—it's Sharusharu.</text:p>
          </table:table-cell>
          <table:table-cell table:number-columns-repeated="1019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
</text:p>
          </table:table-cell>
          <table:table-cell table:style-name="ce0" office:value-type="string">
            <text:p>Are you all right?</text:p>
          </table:table-cell>
          <table:table-cell table:number-columns-repeated="1019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rt of…
</text:p>
          </table:table-cell>
          <table:table-cell table:style-name="ce0" office:value-type="string">
            <text:p>Y-Yes! Somehow...!</text:p>
          </table:table-cell>
          <table:table-cell table:number-columns-repeated="1019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’re going to rescue you right now!
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19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When you say it like that, it sounds like you’re already sure that you’ll defeat me.
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19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 idea?
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19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~!
</text:p>
          </table:table-cell>
          <table:table-cell table:style-name="ce0" office:value-type="string">
            <text:p>Yep! We can do it～!</text:p>
          </table:table-cell>
          <table:table-cell table:number-columns-repeated="1019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’s something off about her. 
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19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 of free time right now.
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19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
</text:p>
          </table:table-cell>
          <table:table-cell table:style-name="ce0" office:value-type="string">
            <text:p>So let me enjoy this to the fullest!!</text:p>
          </table:table-cell>
          <table:table-cell table:number-columns-repeated="1019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Ughh~! Goddammit~!!
</text:p>
          </table:table-cell>
          <table:table-cell table:style-name="ce0" office:value-type="string">
            <text:p>Agh～, ouch～! Goddammit～!!</text:p>
          </table:table-cell>
          <table:table-cell table:number-columns-repeated="1019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amn… Why doesn’t it work against you?
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19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 won’t forget this! I’ll make you pay, count on it!!
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19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
</text:p>
          </table:table-cell>
          <table:table-cell table:style-name="ce0" office:value-type="string">
            <text:p>Later!!!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…? She got away.
</text:p>
          </table:table-cell>
          <table:table-cell table:style-name="ce0" office:value-type="string">
            <text:p>Huh...? She got away.</text:p>
          </table:table-cell>
          <table:table-cell table:number-columns-repeated="1019"/>
        </table:table-row>
        <table:table-row>
          <table:table-cell table:style-name="ce0" office:value-type="string">
            <text:p>去る者は追わず。</text:p>
          </table:table-cell>
          <table:table-cell table:style-name="ce0" office:value-type="string">
            <text:p>Idiom?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’s not worth chasing someone who runs from you.
</text:p>
          </table:table-cell>
          <table:table-cell table:style-name="ce0" office:value-type="string">
            <text:p>Let's let sleeping dogs lie.</text:p>
          </table:table-cell>
          <table:table-cell table:number-columns-repeated="1019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 out of here takes precedence.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19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am truly grateful!
</text:p>
          </table:table-cell>
          <table:table-cell table:style-name="ce0" office:value-type="string">
            <text:p>Um, I really am very grateful!</text:p>
          </table:table-cell>
          <table:table-cell table:number-columns-repeated="1019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’t believe I have ever known anyone as strong as you!
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
</text:p>
          </table:table-cell>
          <table:table-cell table:style-name="ce0" office:value-type="string">
            <text:p>Sharu, were you injured at all?</text:p>
          </table:table-cell>
          <table:table-cell table:number-columns-repeated="1019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force any cruel stuff or pervy stuff on you? *excited*
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19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not… nothing quite like… that…
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19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Good.
</text:p>
          </table:table-cell>
          <table:table-cell table:style-name="ce0" office:value-type="string">
            <text:p>Hm. That's good to hear.</text:p>
          </table:table-cell>
          <table:table-cell table:number-columns-repeated="1019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 not yet gotten you to safety.
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19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’s get out of here quickly.
</text:p>
          </table:table-cell>
          <table:table-cell table:style-name="ce0" office:value-type="string">
            <text:p>Let's get out of here quickly.</text:p>
          </table:table-cell>
          <table:table-cell table:number-columns-repeated="1019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, “I’ll make you pay, count on it!” So we should get outta here fast!
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19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don’t think she meant she was going to do it so soon…
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